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Source Han Sans CN" svg:font-family="'Source Han Sans CN'" style:font-family-generic="swiss" style:font-pitch="variable"/>
  </office:font-face-decls>
  <office:automatic-styles>
    <style:style style:name="P1" style:family="paragraph" style:parent-style-name="Standard">
      <style:paragraph-properties fo:text-align="center" style:justify-single-word="false"/>
      <style:text-properties style:font-name="Source Han Sans CN" fo:font-size="26pt" fo:font-weight="bold" officeooo:paragraph-rsid="00056717"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Source Han Sans CN" fo:font-size="26pt" fo:font-weight="bold" officeooo:rsid="001c5f86" officeooo:paragraph-rsid="00056717" style:font-size-asian="26pt" style:font-weight-asian="bold" style:font-size-complex="26pt" style:font-weight-complex="bold"/>
    </style:style>
    <style:style style:name="P3" style:family="paragraph" style:parent-style-name="Standard">
      <style:paragraph-properties fo:text-align="center" style:justify-single-word="false"/>
      <style:text-properties style:font-name="Source Han Sans CN" fo:font-size="16pt" officeooo:rsid="001c5f86" officeooo:paragraph-rsid="00056717" style:font-size-asian="16pt" style:font-size-complex="16pt"/>
    </style:style>
    <style:style style:name="P4" style:family="paragraph" style:parent-style-name="Standard">
      <style:paragraph-properties fo:text-align="end" style:justify-single-word="false"/>
      <style:text-properties style:font-name="Source Han Sans CN" fo:font-size="16pt" officeooo:rsid="001c5f86" officeooo:paragraph-rsid="00056717" style:font-size-asian="16pt" style:font-size-complex="16pt"/>
    </style:style>
    <style:style style:name="P5" style:family="paragraph" style:parent-style-name="Standard">
      <style:text-properties style:font-name="Source Han Sans CN" fo:font-size="16pt" officeooo:rsid="0018f233" officeooo:paragraph-rsid="00056717" style:font-size-asian="16pt" style:font-size-complex="16pt"/>
    </style:style>
    <style:style style:name="P6" style:family="paragraph" style:parent-style-name="Standard">
      <style:text-properties style:font-name="Source Han Sans CN" fo:font-size="16pt" officeooo:rsid="00062130" officeooo:paragraph-rsid="00062130" style:font-size-asian="16pt" style:font-size-complex="16pt"/>
    </style:style>
    <style:style style:name="P7" style:family="paragraph" style:parent-style-name="Standard">
      <style:paragraph-properties fo:text-align="end" style:justify-single-word="false"/>
      <style:text-properties style:font-name="Source Han Sans CN" officeooo:rsid="001c5f86" officeooo:paragraph-rsid="00056717"/>
    </style:style>
    <style:style style:name="P8" style:family="paragraph" style:parent-style-name="Standard">
      <style:text-properties style:font-name="Source Han Sans CN" officeooo:paragraph-rsid="00056717"/>
    </style:style>
    <style:style style:name="P9" style:family="paragraph" style:parent-style-name="Standard">
      <style:text-properties style:font-name="Source Han Sans CN" officeooo:rsid="00056717" officeooo:paragraph-rsid="00056717"/>
    </style:style>
    <style:style style:name="P10" style:family="paragraph" style:parent-style-name="Standard">
      <style:text-properties style:font-name="Source Han Sans CN" officeooo:rsid="00062130" officeooo:paragraph-rsid="00062130"/>
    </style:style>
    <style:style style:name="P11" style:family="paragraph" style:parent-style-name="Standard">
      <style:text-properties officeooo:paragraph-rsid="00056717"/>
    </style:style>
    <style:style style:name="P12" style:family="paragraph" style:parent-style-name="Standard">
      <style:text-properties style:font-name="Source Han Sans CN" fo:font-size="16pt" officeooo:rsid="00056717" officeooo:paragraph-rsid="00056717" style:font-size-asian="16pt" style:font-size-complex="16pt"/>
    </style:style>
    <style:style style:name="T1" style:family="text">
      <style:text-properties officeooo:rsid="0018f233"/>
    </style:style>
    <style:style style:name="T2" style:family="text">
      <style:text-properties officeooo:rsid="001f0840"/>
    </style:style>
    <style:style style:name="T3" style:family="text">
      <style:text-properties fo:font-size="8pt" style:font-size-asian="8pt" style:font-size-complex="8pt"/>
    </style:style>
    <style:style style:name="T4" style:family="text">
      <style:text-properties style:text-line-through-style="solid" style:text-line-through-type="single"/>
    </style:style>
    <style:style style:name="T5" style:family="text">
      <style:text-properties style:text-line-through-style="none" style:text-line-through-type="none"/>
    </style:style>
    <style:style style:name="T6" style:family="text">
      <style:text-properties officeooo:rsid="000782fd"/>
    </style:style>
    <style:style style:name="T7" style:family="text">
      <style:text-properties officeooo:rsid="000ddbbe"/>
    </style:style>
    <style:style style:name="T8" style:family="text">
      <style:text-properties officeooo:rsid="000e5f21"/>
    </style:style>
    <style:style style:name="T9" style:family="text">
      <style:text-properties officeooo:rsid="000ecf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p text:style-name="P8"/>
      <text:p text:style-name="P8"/>
      <text:p text:style-name="P8"/>
      <text:p text:style-name="P8"/>
      <text:p text:style-name="P8"/>
      <text:p text:style-name="P8"/>
      <text:p text:style-name="P1"/>
      <text:p text:style-name="P1"/>
      <text:p text:style-name="P2">Practical machine learning and deep learning course project <text:span text:style-name="T1">deliverable </text:span><text:span text:style-name="T9">2</text:span></text:p>
      <text:p text:style-name="P8"/>
      <text:p text:style-name="P3">Automated manga clea<text:span text:style-name="T2">n</text:span>ing using CNNs</text:p>
      <text:p text:style-name="P8"/>
      <text:p text:style-name="P8"/>
      <text:p text:style-name="P8"/>
      <text:p text:style-name="P8"/>
      <text:p text:style-name="P8"/>
      <text:p text:style-name="P8"/>
      <text:p text:style-name="P8"/>
      <text:p text:style-name="P4">Team:</text:p>
      <text:p text:style-name="P7">Vyacheslav Sergeev</text:p>
      <text:p text:style-name="P7"><text:a xlink:type="simple" xlink:href="mailto:vy.sergeev@innopolis.university" text:style-name="Internet_20_link" text:visited-style-name="Visited_20_Internet_20_Link"><text:span text:style-name="T3">vy.sergeev@innopolis.university</text:span></text:a></text:p>
      <text:p text:style-name="P7">Nikita Strygin</text:p>
      <text:p text:style-name="P7"><text:a xlink:type="simple" xlink:href="mailto:n.strygin@innopolis.university" text:style-name="Internet_20_link" text:visited-style-name="Visited_20_Internet_20_Link"><text:span text:style-name="T3">n.strygin@innopolis.university</text:span></text:a></text:p>
      <text:p text:style-name="P7">Dinislam Gabitov</text:p>
      <text:p text:style-name="P7"><text:a xlink:type="simple" xlink:href="mailto:d.gabitov@innopolis.university" text:style-name="Internet_20_link" text:visited-style-name="Visited_20_Internet_20_Link"><text:span text:style-name="T3">d.gabitov@innopolis.university</text:span></text:a></text:p>
      <text:p text:style-name="P7"/>
      <text:p text:style-name="P7"/>
      <text:p text:style-name="P8"/>
      <text:p text:style-name="P8"/>
      <text:p text:style-name="P8"/>
      <text:p text:style-name="P5"><text:soft-page-break/>Summary of project focused efforts</text:p>
      <text:p text:style-name="P8"/>
      <text:p text:style-name="P9">The last few weeks definitely were not the easiest. We had exams and still have some major and difficult assignments. Honestly speaking, we do not have much to report this time. We, however, have produced a github repo with the code that we have so far and have continued our search for data.</text:p>
      <text:p text:style-name="P9"/>
      <text:p text:style-name="P9">The repository is located here: <text:s/>https://github.com/Dinislam36/Auto_manga_cleaner</text:p>
      <text:p text:style-name="P9"/>
      <text:p text:style-name="P9">However we cannot redistribute the data that we have collected due to Manga109 being closed-access and other manga being copyrighted. <text:span text:style-name="T6">What is worse, the data in total weights quite a bit </text:span><text:span text:style-name="T7">(</text:span><text:span text:style-name="T6">~5Gb compressed</text:span><text:span text:style-name="T7">)</text:span><text:span text:style-name="T6"> and is hard to fit &amp; use in the cloud.</text:span></text:p>
      <text:p text:style-name="P9"/>
      <text:p text:style-name="P9"/>
      <text:p text:style-name="P6">Member Contribution</text:p>
      <text:p text:style-name="P9"/>
      <text:p text:style-name="P10">We are currenly satisfied with how group work <text:span text:style-name="T8">has </text:span>progressed <text:span text:style-name="T4">(when It did)</text:span><text:span text:style-name="T5">. </text:span></text:p>
      <text:p text:style-name="P10"/>
      <text:p text:style-name="P10">Nikita Strygin: Data search, Data cleanup</text:p>
      <text:p text:style-name="P10">Dinislam Gabitov: Model construction, Model learning</text:p>
      <text:p text:style-name="P10">Vyacheslav Sergeev: Model research, Project Management</text:p>
      <text:p text:style-name="P9"/>
      <text:p text:style-name="P9"/>
      <text:p text:style-name="P12">What the future (probably) holds</text:p>
      <text:p text:style-name="P9"/>
      <text:p text:style-name="P9">Week 1&amp;2:</text:p>
      <text:p text:style-name="P9">* Cleaning Manga109 data from every not annotated text</text:p>
      <text:p text:style-name="P9">* Annotate additional data from downloaded manga</text:p>
      <text:p text:style-name="P9">* Learn the model on newly cleaned data</text:p>
      <text:p text:style-name="P9">* Evaluate the performance of the model</text:p>
      <text:p text:style-name="P9">* Search for possibly better models</text:p>
      <text:p text:style-name="P9">Week 3&amp;4+:</text:p>
      <text:p text:style-name="P9">* Try dataset augmentation with different fonts, text positions etc.</text:p>
      <text:p text:style-name="P9">* Construct dataset for inpainting</text:p>
      <text:p text:style-name="P9">* Try learning the model for inpainting</text:p>
      <text:p text:style-name="P9">* Try constructing photoshop plugin</text:p>
      <text:p text:style-name="P9"/>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Source Han Sans CN" svg:font-family="'Source Han Sans CN'"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5T19:50:11.837492539</dc:date>
    <meta:editing-duration>PT5H56M25S</meta:editing-duration>
    <meta:editing-cycles>9</meta:editing-cycles>
    <meta:generator>LibreOffice/7.4.2.3$Linux_X86_64 LibreOffice_project/40$Build-3</meta:generator>
    <meta:document-statistic meta:table-count="0" meta:image-count="0" meta:object-count="0" meta:page-count="2" meta:paragraph-count="30" meta:word-count="238" meta:character-count="1586" meta:non-whitespace-character-count="1376"/>
  </office:meta>
</office:document-meta>
</file>